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ac="http://www.deltaxml.com/ns/track-changes/attribute-change-namespace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delta:removed-content delta:removal-change-idref="ct1">
      <style:style style:name="Table1" style:family="table">
        <style:table-properties style:width="17cm" table:align="margins"/>
      </style:style>
    </delta:removed-content>
    <delta:removed-content delta:removal-change-idref="ct1">
      <style:style style:name="Table1.A" style:family="table-column">
        <style:table-column-properties style:column-width="8.5cm" style:rel-column-width="32767*"/>
      </style:style>
    </delta:removed-content>
    <delta:removed-content delta:removal-change-idref="ct1">
      <style:style style:name="Table1.A1" style:family="table-cell">
        <style:table-cell-properties fo:padding="0.097cm" fo:border-left="0.002cm solid #000000" fo:border-right="none" fo:border-top="0.002cm solid #000000" fo:border-bottom="0.002cm solid #000000"/>
      </style:style>
    </delta:removed-content>
    <delta:removed-content delta:removal-change-idref="ct1">
      <style:style style:name="Table1.B1" style:family="table-cell">
        <style:table-cell-properties fo:padding="0.097cm" fo:border="0.002cm solid #000000"/>
      </style:style>
    </delta:removed-content>
    <delta:removed-content delta:removal-change-idref="ct1">
      <style:style style:name="Table1.A2" style:family="table-cell">
        <style:table-cell-properties fo:padding="0.097cm" fo:border-left="0.002cm solid #000000" fo:border-right="none" fo:border-top="none" fo:border-bottom="0.002cm solid #000000"/>
      </style:style>
    </delta:removed-content>
    <delta:removed-content delta:removal-change-idref="ct1">
      <style:style style:name="Table1.B2" style:family="table-cell">
        <style:table-cell-properties fo:padding="0.097cm" fo:border-left="0.002cm solid #000000" fo:border-right="0.002cm solid #000000" fo:border-top="none" fo:border-bottom="0.002cm solid #000000"/>
      </style:style>
    </delta:removed-content>
    <style:style style:name="P1" style:family="paragraph" style:parent-style-name="Text_20_body" style:list-style-name="L1"/>
    <delta:removed-content delta:removal-change-idref="ct1">
      <style:style style:name="P2" style:family="paragraph" style:parent-style-name="Text_20_body" style:list-style-name="L2"/>
    </delta:removed-content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 merge across table</text:h>
      <text:p text:style-name="Text_20_body">In this sample, everything between the square branckets will be deleted.</text:p>
      <text:list xml:id="list892961756" text:style-name="L1" delta:insertion-change-idref="ct1" delta:insertion-type="insert-around-content">
        <delta:remove-leaving-content-start delta:removal-change-idref="ct1" delta:end-element-idref="end1">
          <text:list ac:change001="ct1,remove,xml:id,list892961756" text:style-name="L1"/>
        </delta:remove-leaving-content-start>
        <text:list-item delta:insertion-change-idref="ct1" delta:insertion-type="insert-around-content">
          <delta:remove-leaving-content-start delta:removal-change-idref="ct1" delta:end-element-idref="end2">
            <text:list-item/>
          </delta:remove-leaving-content-start>
          <text:p text:style-name="P1" delta:insertion-change-idref="ct1" delta:insertion-type="insert-around-content"><delta:remove-leaving-content-start delta:removal-change-idref="ct1" delta:end-element-idref="end3"><text:p text:style-name="P1"/></delta:remove-leaving-content-start>This is a list [<delta:removed-content delta:removal-change-idref="ct1">delete</delta:removed-content><delta:remove-leaving-content-end delta:end-element-id="end3"/><delta:remove-leaving-content-end delta:end-element-id="end2"/><delta:remove-leaving-content-end delta:end-element-id="end1"/><delta:removed-content delta:removal-change-idref="ct1"><table:table table:name="Table1" table:style-name="Table1"><table:table-column table:style-name="Table1.A" table:number-columns-repeated="2"/><table:table-row><table:table-cell table:style-name="Table1.A1" office:value-type="string"><text:p text:style-name="Table_20_Contents">This table</text:p></table:table-cell><table:table-cell table:style-name="Table1.B1" office:value-type="string"><text:p text:style-name="Table_20_Contents">Will </text:p></table:table-cell></table:table-row><table:table-row><table:table-cell table:style-name="Table1.A2" office:value-type="string"><text:p text:style-name="Table_20_Contents">Be</text:p></table:table-cell><table:table-cell table:style-name="Table1.B2" office:value-type="string"><text:p text:style-name="Table_20_Contents">Deleted</text:p></table:table-cell></table:table-row></table:table></delta:removed-content><delta:remove-leaving-content-start delta:removal-change-idref="ct1" delta:end-element-idref="end4"><text:list ac:chnage002="ct1,remove,xml:id,list1936247055" text:style-name="L2"/></delta:remove-leaving-content-start><delta:remove-leaving-content-start delta:removal-change-idref="ct1" delta:end-element-idref="end5"><text:list-item/></delta:remove-leaving-content-start><delta:remove-leaving-content-start delta:removal-change-idref="ct1" delta:end-element-idref="end6"><text:p text:style-name="P2"/></delta:remove-leaving-content-start><delta:removed-content delta:removal-change-idref="ct1">delete</delta:removed-content>] This is another list<delta:remove-leaving-content-end delta:end-element-id="end6"/></text:p>
          <delta:remove-leaving-content-end delta:end-element-id="end5"/>
        </text:list-item>
        <delta:remove-leaving-content-end delta:end-element-id="end4"/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07-20T15:25:48</meta:creation-date>
    <meta:document-statistic meta:table-count="1" meta:image-count="0" meta:object-count="0" meta:page-count="1" meta:paragraph-count="8" meta:word-count="32" meta:character-count="173"/>
    <dc:date>2010-07-20T15:27:24</dc:date>
    <dc:creator>Tristan Mitchell</dc:creator>
    <meta:editing-duration>PT00H01M37S</meta:editing-duration>
    <meta:editing-cycles>1</meta:editing-cycles>
    <meta:generator>OpenOffice.org/3.2$Unix OpenOffice.org_project/320m18$Build-9502</meta:generator>
  </office:meta>
</office:document-meta>
</file>